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GoBack"/><text:span text:style-name="T1"><text:s/></text:span></text:p>
      <text:p text:style-name="P1"><text:span text:style-name="T1">Perekeskuksen koortinaattori sannoo ittensä irti <text:s/></text:span></text:p>
      <text:p text:style-name="P1"><text:span text:style-name="T1">”Mulla ei ole pätevyyttä hoitaa teini-ikäsiä” <text:s/></text:span></text:p>
      <text:p text:style-name="P1"><text:span text:style-name="T1"><text:line-break/>MATARINKI <text:s/></text:span></text:p>
      <text:p text:style-name="P1"><text:span text:style-name="T3">– Mulla ei ole pätevyyttä hoitaa teini-ikäsiä. Siksi mie olen tahtonu virkavaphautta. Ko lasten- ja koulutusjohtaja Lena Hannu, minun päälikkö, ei myöntäny mulle virkavaphautta niin mie olen sanonu itteni irti. <text:s/></text:span></text:p>
      <text:p text:style-name="P1"><text:span text:style-name="T3">Näin sannoo Sofi Wiippa Lahti, esikoulunopettaja ja Mataringin perekeskuksen koortinaattori. <text:s/></text:span></text:p>
      <text:p text:style-name="P1"><text:span text:style-name="T1">Mataringin perekeskus alotti toimensa kevväilä 2014 KD-politiikon, Helena Haapaniemen, alotheesta.</text:span></text:p>
      <text:p text:style-name="P1"><text:span text:style-name="T1">– Aatos oli, ette perekeskus oon auki kaiken ikäsille. Mie tiän, ette se oon toiminu hyvin pieniimille ja niitten vanhemmille. Nyt mulla ei ole niin tarkkaa tietoa, mutta mie olen käsittänny, ette muutoksia oon tulossa. Mie ossaan vain sanoa, ette muutoksen häätyy tapahtua varovin käsin, </text:span></text:p>
      <text:p text:style-name="P1"><text:span text:style-name="T1">Minun toivomus oon, ette tästä tullee hyvä jatkossaki, sannoo Helena Haapaniemi.</text:span></text:p>
      <text:p text:style-name="P1"><text:span text:style-name="T3"><text:line-break/>Politiikkojen rolli <text:s/></text:span></text:p>
      <text:p text:style-name="P1"><text:span text:style-name="T1">Ko se saapi tietää, ette johtoroikassa istuu kaks politiikkoa <text:s/>– Åsa Alentalo (KD) lasten- ja koulutuslautakunnan jäsen ja varapuhheenjohtaja – se samoten ko muutki, joitten kans Haaparannanlehti oon puhunu, mennee hunteeraavaksi. <text:s/></text:span></text:p>
      <text:p text:style-name="P1"><text:span text:style-name="T1">– Häätyvätkös politiikot toelaki mennä niin suohraan johthaan töitä. Se vaikuttaa kummalta, se sannoo. <text:s/></text:span></text:p>
      <text:p text:style-name="P1"><text:span text:style-name="T1">Häätyy senki sanoa, ette lasten- ja koulutuslautakunta oon perekeskuksen päämies. <text:s text:c="3"/><text:line-break/>Politiikkojen rollista Lena Hannu sannoo, ette net oon siksi myötä ko perekeskustaa hoiethaan projektinna ja ette tässä oon kysymys siittä, ette net vain puuttuva sen pääsuuntauksheen. <text:s/></text:span></text:p>
      <text:p text:style-name="P1"><text:span text:style-name="T1">Näin kunnanraati Tomas Mörtberg huomauttaa koko hommasta: </text:span></text:p>
      <text:p text:style-name="P1"><text:span text:style-name="T1">– Perekeskuksen aatos oli ottaa vastun kaikenikäsistä, äskensyntynheistä teini-ikäshiin. Tänäpänä perekeskus toimii vain avoimenna esikouluna 15 tiimaa viikossa. </text:span></text:p>
      <text:p text:style-name="P2"/>
      <text:p text:style-name="P1"><text:span text:style-name="T3">Oon kuttunu Mörtbergin <text:s/></text:span></text:p>
      <text:p text:style-name="P1"><text:span text:style-name="T1">Ko Sofi Wiippa Lahti saapi tietää mitä Mörtberg oon sanonu niin se reakeeraa sanomalla, ette perekeskus oon auki 20 tiimaa viikossa ja ette ylijäämää aikaa käytethään toimen suunittelhuun ja hallinolisheen puohhaan ja markkinointhiin. Paikkojen korjaaminen ja materiaalin hoito kuuluu kans hänen työhön. <text:s/></text:span></text:p>
      <text:p text:style-name="P1"><text:span text:style-name="T1">– <text:s/>Mie olen kuttunu sen tänne, tulla käyhmään meilä perekeskuksessa. Se oon aina helpompi jos omin silmin näkkee ja sillä mallin saattaa saa’a käsityksen, Sofi Wiippa Lahti meinaa.</text:span></text:p>
      <text:p text:style-name="P1"><text:span text:style-name="T3">”Suojela”</text:span></text:p>
      <text:p text:style-name="P1"><text:span text:style-name="T1">Maakäräjät oon kans myötä projektissa. Näin sannoo terhveyskeskuksen päälikkö Elisabeth Eero:</text:span></text:p>
      <text:p text:style-name="P1"><text:span text:style-name="T1">– Perekeskus oon toelaki jotaki omaperästä toimintaa, jota meän pittää suojela. Sofi Wiippa Lahti oon tehny mahottoman hyvvää työtä. Monet kunnat oon katheelisia meile perekeskuksesta. Oon kysymys etukätheen ehkäsevästä työstä ja aijoissa huomattavista ongelmista. Sen etuja näkkee piiain vasta pitkän aijan päästä. </text:span></text:p>
      <text:p text:style-name="P1"><text:span text:style-name="T1"><text:s/>– Vanhemmila oon tarvetta tulla porisheen. Jos häätyy niin Sofi lähättää net etheen päin, mutta tästä alethaan. Olis villin surkeata jos huononis. <text:s/></text:span></text:p>
      <text:p text:style-name="P1"><text:span text:style-name="T1">Sofi viittaa siihen, ette oon jo olemassa toimiva työ teini-ikäsille vaphaan aijan viettämisen talossa. <text:s/></text:span></text:p>
      <text:p text:style-name="P1"><text:span text:style-name="T1">– Miksis ei oteta vaaria persunaalin ossaamisesta ja kehitetä teemailtoja Fripessä. </text:span></text:p>
      <text:p text:style-name="P1"><text:soft-page-break/><text:span text:style-name="T3">Jatkuvaa tointa <text:s/></text:span></text:p>
      <text:p text:style-name="P1"><text:span text:style-name="T1">– Tämä oon projekti ja Sofi Wiippa Lahti oon palkattu joulukuun viimisheen päihvään, mutta toivomus oon, ette toimi jatkaa. Vuele 2016 oon päätetty, ette perekeskus häätyy kans pittää yhtheyksiä semmoshiin vanhemphiin, joila oon vähän vanheempia lapsia. </text:span></text:p>
      <text:p text:style-name="P1"><text:span text:style-name="T1">– Meän toivomus oon, ette Sofi olis jääny ko se oon saanu vallan hyvän alun. Met freistaama ratkasta sen niin, ette toimi jatkuu ja toivoma, ette se tapahtuu yhtä hyvälä mallila. </text:span></text:p>
      <text:p text:style-name="P1"><text:span text:style-name="T1"><text:s/>Mie toivon kans, ette vanhemmat ja lapset jatkossaki tuleva keskuksheen. </text:span></text:p>
      <text:p text:style-name="P1"><text:span text:style-name="T3">Bild: Sofi Wiippa Lahti2-MB.jpg </text:span><text:span text:style-name="T1">173</text:span></text:p>
      <text:p text:style-name="P1"><text:span text:style-name="T2">Marianne Berglund, namn</text:span></text:p>
      <text:p text:style-name="P1"><text:span text:style-name="T1">FI Sofi Wiippa Lahti jääpi Mataringin perekeskuksen koortinaattoriksi huhtikuun lophuun. Epäselvyyksiä suuntauksen jatkosta annethaan syyksi ette se heittää. <text:s/></text:span></text:p>
      <text:p text:style-name="P1"><text:span text:style-name="T3">Bild: Familjecentralen2-MB.JPG </text:span><text:span text:style-name="T1">82</text:span></text:p>
      <text:p text:style-name="P1"><text:span text:style-name="T2">Marianne Berglund, namn</text:span></text:p>
      <text:p text:style-name="P1"><text:span text:style-name="T1">FI</text:span></text:p>
      <text:p text:style-name="P1"><text:span text:style-name="T1">Perekeskuksen toimi oon ollu hyvä ja elävää. Siittä kaikin oon sammaa mieltä. <text:s/></text:span></text:p>
      <text:p text:style-name="Standard"><text:span text:style-name="T1"><text:s/></text:span></text:p>
      <text:p text:style-name="Standard"><text:span text:style-name="T1">Meänkielennös: Bengt Pohjanen </text:span></text:p>
      <text:p text:style-name="Standard"><text:span text:style-name="T1">Ekale: Perekeskus uutheen suuntauksheen</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 Pohjanen</dc:creator>
    <meta:editing-cycles>6</meta:editing-cycles>
    <meta:creation-date>2016-04-11T15:17:00</meta:creation-date>
    <dc:date>2016-04-13T05:15:00</dc:date>
    <meta:editing-duration>PT1H41M</meta:editing-duration>
    <meta:generator>LibreOffice/6.4.6.2$Linux_X86_64 LibreOffice_project/40$Build-2</meta:generator>
    <meta:document-statistic meta:table-count="0" meta:image-count="0" meta:object-count="0" meta:page-count="2" meta:paragraph-count="38" meta:word-count="519" meta:character-count="3946" meta:non-whitespace-character-count="33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